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3.348cm"/>
    </style:style>
    <style:style style:name="co16" style:family="table-column">
      <style:table-column-properties fo:break-before="auto" style:column-width="3.6cm"/>
    </style:style>
    <style:style style:name="co17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3.055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3.602cm"/>
    </style:style>
    <style:style style:name="co21" style:family="table-column">
      <style:table-column-properties fo:break-before="auto" style:column-width="5.89cm"/>
    </style:style>
    <style:style style:name="co22" style:family="table-column">
      <style:table-column-properties fo:break-before="auto" style:column-width="3.03cm"/>
    </style:style>
    <style:style style:name="co23" style:family="table-column">
      <style:table-column-properties fo:break-before="auto" style:column-width="4.12cm"/>
    </style:style>
    <style:style style:name="co24" style:family="table-column">
      <style:table-column-properties fo:break-before="auto" style:column-width="3.494cm"/>
    </style:style>
    <style:style style:name="co25" style:family="table-column">
      <style:table-column-properties fo:break-before="auto" style:column-width="5.092cm"/>
    </style:style>
    <style:style style:name="co26" style:family="table-column">
      <style:table-column-properties fo:break-before="auto" style:column-width="4.112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4.038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477cm"/>
    </style:style>
    <style:style style:name="co31" style:family="table-column">
      <style:table-column-properties fo:break-before="auto" style:column-width="2.75cm"/>
    </style:style>
    <style:style style:name="co32" style:family="table-column">
      <style:table-column-properties fo:break-before="auto" style:column-width="2.586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2.623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/>
      <style:text-properties fo:color="#000000"/>
    </style:style>
    <style:style style:name="ce10" style:family="table-cell" style:parent-style-name="Default">
      <style:table-cell-properties fo:border="0.06pt solid #000000"/>
      <style:text-properties fo:color="#000000"/>
    </style:style>
    <style:style style:name="ce11" style:family="table-cell" style:parent-style-name="Default">
      <style:table-cell-properties fo:border="0.06pt solid #000000"/>
      <style:text-properties fo:color="#ff3333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6600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a costi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spetto economico </text:p>
          </table:table-cell>
          <table:table-cell table:style-name="ce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table:number-columns-repeated="3"/>
          <table:table-cell table:number-columns-repeated="4"/>
        </table:table-row>
        <table:table-row table:style-name="ro3">
          <table:table-cell table:style-name="ce3" office:value-type="string" calcext:value-type="string">
            <text:p>Costi per ruolo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Responsabile</text:p>
          </table:table-cell>
          <table:table-cell table:style-name="ce4"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Amministratore</text:p>
          </table:table-cell>
          <table:table-cell table:style-name="ce4" office:value-type="float" office:value="20" calcext:value-type="float">
            <text:p>20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Analista</text:p>
          </table:table-cell>
          <table:table-cell table:style-name="ce4" office:value-type="float" office:value="25" calcext:value-type="float">
            <text:p>2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Progettista</text:p>
          </table:table-cell>
          <table:table-cell table:style-name="ce4" office:value-type="float" office:value="22" calcext:value-type="float">
            <text:p>22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Programm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Verific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3" table:number-rows-repeated="4">
          <table:table-cell table:style-name="ce2" table:number-columns-repeated="3"/>
          <table:table-cell table:number-columns-repeated="4"/>
        </table:table-row>
        <table:table-row table:style-name="ro2" table:number-rows-repeated="14">
          <table:table-cell table:number-columns-repeated="7"/>
        </table:table-row>
        <table:table-row table:style-name="ro3" table:number-rows-repeated="2"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</table:table>
      <table:table table:name="Analisi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Attività e ruoli Piano dei requisiti</text:p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 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Ore totali previste</text:p>
          </table:table-cell>
          <table:table-cell office:value-type="string" calcext:value-type="string">
            <text:p>Ore totali reali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9]+[.D47]+[.D18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municazioni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Tollot</text:p>
          </table:table-cell>
          <table:table-cell table:formula="of:=[.D10]+[.D38]+[.D40]+[.D41]+[.D42]+[.D44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quisiti</text:p>
          </table:table-cell>
          <table:table-cell office:value-type="string" calcext:value-type="string">
            <text:p>Responsabi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3</text:p>
          </table:table-cell>
          <table:table-cell office:value-type="string" calcext:value-type="string">
            <text:p>Matteo</text:p>
          </table:table-cell>
          <table:table-cell table:formula="of:=[.D11]+[.D13]+[.D37]+[.D2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Progettazione</text:p>
          </table:table-cell>
          <table:table-cell office:value-type="string" calcext:value-type="string">
            <text:p>Responsabile 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4</text:p>
          </table:table-cell>
          <table:table-cell office:value-type="string" calcext:value-type="string">
            <text:p>Mauro</text:p>
          </table:table-cell>
          <table:table-cell table:formula="of:=[.D12]+[.D20]+[.D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difica</text:p>
          </table:table-cell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5</text:p>
          </table:table-cell>
          <table:table-cell office:value-type="string" calcext:value-type="string">
            <text:p>Giovanni</text:p>
          </table:table-cell>
          <table:table-cell table:formula="of:=[.D14]+[.D43]+[.D45]+[.D51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Documentazione</text:p>
          </table:table-cell>
          <table:table-cell office:value-type="string" calcext:value-type="string">
            <text:p>Responsabile 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ponsabile 6</text:p>
          </table:table-cell>
          <table:table-cell office:value-type="string" calcext:value-type="string">
            <text:p>Pietro Gabelli</text:p>
          </table:table-cell>
          <table:table-cell table:formula="of:=[.D50]+[.D55]+[.D39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Strumenti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1</text:p>
          </table:table-cell>
          <table:table-cell office:value-type="string" calcext:value-type="string">
            <text:p>Mauro</text:p>
          </table:table-cell>
          <table:table-cell table:formula="of:=[.D15]+[.D21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2</text:p>
          </table:table-cell>
          <table:table-cell office:value-type="string" calcext:value-type="string">
            <text:p>Pietro Tollot</text:p>
          </table:table-cell>
          <table:table-cell table:formula="of:=[.D1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Norme ticketing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3</text:p>
          </table:table-cell>
          <table:table-cell office:value-type="string" calcext:value-type="string">
            <text:p>Matteo</text:p>
          </table:table-cell>
          <table:table-cell table:formula="of:=[.D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4</text:p>
          </table:table-cell>
          <table:table-cell office:value-type="string" calcext:value-type="string">
            <text:p>Giovanni</text:p>
          </table:table-cell>
          <table:table-cell table:formula="of:=[.D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sponsabile 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1</text:p>
          </table:table-cell>
          <table:table-cell office:value-type="string" calcext:value-type="string">
            <text:p>Pietro Tollot</text:p>
          </table:table-cell>
          <table:table-cell table:formula="of:=[.D25]+[.D26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2</text:p>
          </table:table-cell>
          <table:table-cell office:value-type="string" calcext:value-type="string">
            <text:p>Pietro Gabelli</text:p>
          </table:table-cell>
          <table:table-cell table:formula="of:=[.D27]+[.D32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3</text:p>
          </table:table-cell>
          <table:table-cell office:value-type="string" calcext:value-type="string">
            <text:p>Manuel</text:p>
          </table:table-cell>
          <table:table-cell table:formula="of:=[.D28]+[.D33]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4</text:p>
          </table:table-cell>
          <table:table-cell office:value-type="string" calcext:value-type="string">
            <text:p>Giovanni</text:p>
          </table:table-cell>
          <table:table-cell table:formula="of:=[.D29]+[.D34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Analista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alista 5</text:p>
          </table:table-cell>
          <table:table-cell office:value-type="string" calcext:value-type="string">
            <text:p>Mauro</text:p>
          </table:table-cell>
          <table:table-cell table:formula="of:=[.D3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casi d'uso</text:p>
          </table:table-cell>
          <table:table-cell office:value-type="string" calcext:value-type="string">
            <text:p>Analista 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alista 6</text:p>
          </table:table-cell>
          <table:table-cell office:value-type="string" calcext:value-type="string">
            <text:p>Matteo</text:p>
          </table:table-cell>
          <table:table-cell table:formula="of:=[.D31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ollot</text:p>
          </table:table-cell>
          <table:table-cell table:formula="of:=[.D3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Matteo</text:p>
          </table:table-cell>
          <table:table-cell table:formula="of:=[.D36]+[.D52]+[.D23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Giovanni</text:p>
          </table:table-cell>
          <table:table-cell table:formula="of:=[.D22]+[.D48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Specifica</text:p>
          </table:table-cell>
          <table:table-cell office:value-type="string" calcext:value-type="string">
            <text:p>Analista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Pietro Gabelli</text:p>
          </table:table-cell>
          <table:table-cell table:formula="of:=[.D5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Manuel</text:p>
          </table:table-cell>
          <table:table-cell table:formula="of:=[.D53]+[.D46]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uro</text:p>
          </table:table-cell>
          <table:table-cell table:formula="of:=[.D5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ella ore per componente previs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Organigramma</text:p>
          </table:table-cell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[.H9]" office:value-type="float" office:value="18" calcext:value-type="float">
            <text:p>18</text:p>
          </table:table-cell>
          <table:table-cell table:style-name="ce7" table:formula="of:=[.H12]" office:value-type="float" office:value="12" calcext:value-type="float">
            <text:p>12</text:p>
          </table:table-cell>
          <table:table-cell table:style-name="ce7" table:formula="of:=[.H8]" office:value-type="float" office:value="3" calcext:value-type="float">
            <text:p>3</text:p>
          </table:table-cell>
          <table:table-cell table:style-name="ce7" table:formula="of:=[.H10]" office:value-type="float" office:value="10" calcext:value-type="float">
            <text:p>10</text:p>
          </table:table-cell>
          <table:table-cell table:style-name="ce7" table:formula="of:=[.H11]" office:value-type="float" office:value="7" calcext:value-type="float">
            <text:p>7</text:p>
          </table:table-cell>
          <table:table-cell table:style-name="ce7" table:formula="of:=[.H13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Ciclo di vita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[.H17]" office:value-type="float" office:value="2" calcext:value-type="float">
            <text:p>2</text:p>
          </table:table-cell>
          <table:table-cell table:style-name="ce7" table:formula="of:=[.H19]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18]" office:value-type="float" office:value="1" calcext:value-type="float">
            <text:p>1</text:p>
          </table:table-cell>
          <table:table-cell table:style-name="ce7" table:formula="of:=[.H16]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Analisi dei rischi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[.H21]" office:value-type="float" office:value="15" calcext:value-type="float">
            <text:p>15</text:p>
          </table:table-cell>
          <table:table-cell table:style-name="ce7" table:formula="of:=[.H24]" office:value-type="float" office:value="14" calcext:value-type="float">
            <text:p>14</text:p>
          </table:table-cell>
          <table:table-cell table:style-name="ce7" table:formula="of:=[.H23]" office:value-type="float" office:value="16" calcext:value-type="float">
            <text:p>16</text:p>
          </table:table-cell>
          <table:table-cell table:style-name="ce7" table:formula="of:=[.H26]" office:value-type="float" office:value="8" calcext:value-type="float">
            <text:p>8</text:p>
          </table:table-cell>
          <table:table-cell table:style-name="ce7" table:formula="of:=[.H25]" office:value-type="float" office:value="8" calcext:value-type="float">
            <text:p>8</text:p>
          </table:table-cell>
          <table:table-cell table:style-name="ce7" table:formula="of:=[.H22]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Individuazione attività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H29]" office:value-type="float" office:value="2" calcext:value-type="float">
            <text:p>2</text:p>
          </table:table-cell>
          <table:table-cell table:style-name="ce7" table:formula="of:=[.H31]" office:value-type="float" office:value="7" calcext:value-type="float">
            <text:p>7</text:p>
          </table:table-cell>
          <table:table-cell table:style-name="ce7" table:formula="of:=[.H33]" office:value-type="float" office:value="13" calcext:value-type="float">
            <text:p>13</text:p>
          </table:table-cell>
          <table:table-cell table:style-name="ce7" table:formula="of:=[.H30]" office:value-type="float" office:value="7" calcext:value-type="float">
            <text:p>7</text:p>
          </table:table-cell>
          <table:table-cell table:style-name="ce7" table:formula="of:=[.H34]" office:value-type="float" office:value="1" calcext:value-type="float">
            <text:p>1</text:p>
          </table:table-cell>
          <table:table-cell table:style-name="ce7" table:formula="of:=[.H32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Assegnamento risorse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G39:.G42])" office:value-type="float" office:value="37" calcext:value-type="float">
            <text:p>37</text:p>
          </table:table-cell>
          <table:table-cell table:formula="of:=SUM([.H39:.H42])" office:value-type="float" office:value="35" calcext:value-type="float">
            <text:p>35</text:p>
          </table:table-cell>
          <table:table-cell table:formula="of:=SUM([.I39:.I42])" office:value-type="float" office:value="32" calcext:value-type="float">
            <text:p>32</text:p>
          </table:table-cell>
          <table:table-cell table:formula="of:=SUM([.J39:.J42])" office:value-type="float" office:value="26" calcext:value-type="float">
            <text:p>26</text:p>
          </table:table-cell>
          <table:table-cell table:formula="of:=SUM([.K39:.K42])" office:value-type="float" office:value="27" calcext:value-type="float">
            <text:p>27</text:p>
          </table:table-cell>
          <table:table-cell table:formula="of:=SUM([.L39:.L42])" office:value-type="float" office:value="22" calcext:value-type="float">
            <text:p>22</text:p>
          </table:table-cell>
          <table:table-cell office:value-type="string" calcext:value-type="string">
            <text:p>Ore per componen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Prospetto economico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ella costi per componente real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isione generale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[.I9]" office:value-type="float" office:value="17" calcext:value-type="float">
            <text:p>17</text:p>
          </table:table-cell>
          <table:table-cell table:style-name="ce7" table:formula="of:=[.I12]" office:value-type="float" office:value="12" calcext:value-type="float">
            <text:p>12</text:p>
          </table:table-cell>
          <table:table-cell table:style-name="ce7" table:formula="of:=[.I8]" office:value-type="float" office:value="4" calcext:value-type="float">
            <text:p>4</text:p>
          </table:table-cell>
          <table:table-cell table:style-name="ce7" table:formula="of:=[.I10]" office:value-type="float" office:value="10" calcext:value-type="float">
            <text:p>10</text:p>
          </table:table-cell>
          <table:table-cell table:style-name="ce7" table:formula="of:=[.I11]" office:value-type="float" office:value="7" calcext:value-type="float">
            <text:p>7</text:p>
          </table:table-cell>
          <table:table-cell table:style-name="ce7" table:formula="of:=[.I13]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[.I17]" office:value-type="float" office:value="2" calcext:value-type="float">
            <text:p>2</text:p>
          </table:table-cell>
          <table:table-cell table:style-name="ce7" table:formula="of:=[.I19]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I18]" office:value-type="float" office:value="1" calcext:value-type="float">
            <text:p>1</text:p>
          </table:table-cell>
          <table:table-cell table:style-name="ce7" table:formula="of:=[.I16]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[.I21]" office:value-type="float" office:value="17" calcext:value-type="float">
            <text:p>17</text:p>
          </table:table-cell>
          <table:table-cell table:style-name="ce7" table:formula="of:=[.I24]" office:value-type="float" office:value="13" calcext:value-type="float">
            <text:p>13</text:p>
          </table:table-cell>
          <table:table-cell table:style-name="ce7" table:formula="of:=[.I23]" office:value-type="float" office:value="18" calcext:value-type="float">
            <text:p>18</text:p>
          </table:table-cell>
          <table:table-cell table:style-name="ce7" table:formula="of:=[.I26]" office:value-type="float" office:value="7" calcext:value-type="float">
            <text:p>7</text:p>
          </table:table-cell>
          <table:table-cell table:style-name="ce7" table:formula="of:=[.I25]" office:value-type="float" office:value="7" calcext:value-type="float">
            <text:p>7</text:p>
          </table:table-cell>
          <table:table-cell table:style-name="ce7" table:formula="of:=[.I22]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Gestione amministrativa della revisione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I29]" office:value-type="float" office:value="2" calcext:value-type="float">
            <text:p>2</text:p>
          </table:table-cell>
          <table:table-cell table:style-name="ce7" table:formula="of:=[.I31]" office:value-type="float" office:value="5" calcext:value-type="float">
            <text:p>5</text:p>
          </table:table-cell>
          <table:table-cell table:style-name="ce7" table:formula="of:=[.I33]" office:value-type="float" office:value="14" calcext:value-type="float">
            <text:p>14</text:p>
          </table:table-cell>
          <table:table-cell table:style-name="ce7" table:formula="of:=[.I30]" office:value-type="float" office:value="6" calcext:value-type="float">
            <text:p>6</text:p>
          </table:table-cell>
          <table:table-cell table:style-name="ce7" table:formula="of:=[.I34]" office:value-type="float" office:value="3" calcext:value-type="float">
            <text:p>3</text:p>
          </table:table-cell>
          <table:table-cell table:style-name="ce7" table:formula="of:=[.I32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Resoconto verifiche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G48:.G51])" office:value-type="float" office:value="38" calcext:value-type="float">
            <text:p>38</text:p>
          </table:table-cell>
          <table:table-cell table:formula="of:=SUM([.H48:.H51])" office:value-type="float" office:value="32" calcext:value-type="float">
            <text:p>32</text:p>
          </table:table-cell>
          <table:table-cell table:formula="of:=SUM([.I48:.I51])" office:value-type="float" office:value="36" calcext:value-type="float">
            <text:p>36</text:p>
          </table:table-cell>
          <table:table-cell table:formula="of:=SUM([.J48:.J51])" office:value-type="float" office:value="24" calcext:value-type="float">
            <text:p>24</text:p>
          </table:table-cell>
          <table:table-cell table:formula="of:=SUM([.K48:.K51])" office:value-type="float" office:value="27" calcext:value-type="float">
            <text:p>27</text:p>
          </table:table-cell>
          <table:table-cell table:formula="of:=SUM([.L48:.L51])" office:value-type="float" office:value="23" calcext:value-type="float">
            <text:p>23</text:p>
          </table:table-cell>
          <table:table-cell office:value-type="string" calcext:value-type="string">
            <text:p>Ore per componente</text:p>
          </table:table-cell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validazione requisiti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Stesur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Tabella costi per ruolo prevista</text:p>
          </table:table-cell>
          <table:table-cell table:number-columns-repeated="3"/>
          <table:table-cell office:value-type="string" calcext:value-type="string">
            <text:p>Tabella costi per ruolo real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/>
        </table:table-row>
        <table:table-row table:style-name="ro2">
          <table:table-cell table:number-columns-repeated="5"/>
          <table:table-cell table:style-name="ce7" table:number-columns-repeated="3"/>
          <table:table-cell/>
          <table:table-cell table:style-name="ce7" table:number-columns-repeated="3"/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Responsabile</text:p>
          </table:table-cell>
          <table:table-cell table:style-name="ce7" table:formula="of:=SUM([.G39:.L39])" office:value-type="float" office:value="55" calcext:value-type="float">
            <text:p>55</text:p>
          </table:table-cell>
          <table:table-cell table:style-name="ce7" table:formula="of:=['Tabella costi'.B5]*[.G61]" office:value-type="float" office:value="1650" calcext:value-type="float">
            <text:p>1650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SUM([.G48:.L48])" office:value-type="float" office:value="53" calcext:value-type="float">
            <text:p>53</text:p>
          </table:table-cell>
          <table:table-cell table:style-name="ce7" table:formula="of:=['Tabella costi'.B5]*[.K61]" office:value-type="float" office:value="1590" calcext:value-type="float">
            <text:p>1590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Amministratore</text:p>
          </table:table-cell>
          <table:table-cell table:style-name="ce7" table:formula="of:=SUM([.G40:.L40])" office:value-type="float" office:value="16" calcext:value-type="float">
            <text:p>16</text:p>
          </table:table-cell>
          <table:table-cell table:style-name="ce7" table:formula="of:=['Tabella costi'.B6]*[.G62]" office:value-type="float" office:value="320" calcext:value-type="float">
            <text:p>320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SUM([.G49:.L49])" office:value-type="float" office:value="15" calcext:value-type="float">
            <text:p>15</text:p>
          </table:table-cell>
          <table:table-cell table:style-name="ce7" table:formula="of:=['Tabella costi'.B6]*[.K62]"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Analista</text:p>
          </table:table-cell>
          <table:table-cell table:style-name="ce7" table:formula="of:=SUM([.G41:.L41])" office:value-type="float" office:value="76" calcext:value-type="float">
            <text:p>76</text:p>
          </table:table-cell>
          <table:table-cell table:style-name="ce7" table:formula="of:=['Tabella costi'.B7]*[.G63]" office:value-type="float" office:value="1900" calcext:value-type="float">
            <text:p>1900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SUM([.G50:.L50])" office:value-type="float" office:value="79" calcext:value-type="float">
            <text:p>79</text:p>
          </table:table-cell>
          <table:table-cell table:style-name="ce7" table:formula="of:=['Tabella costi'.B7]*[.K63]" office:value-type="float" office:value="1975" calcext:value-type="float">
            <text:p>1975</text:p>
          </table:table-cell>
          <table:table-cell/>
        </table:table-row>
        <table:table-row table:style-name="ro6">
          <table:table-cell table:style-name="ce6"/>
          <table:table-cell table:style-name="ce6" office:value-type="string" calcext:value-type="string">
            <text:p>Grafico Gantt</text:p>
          </table:table-cell>
          <table:table-cell table:style-name="ce6" office:value-type="string" calcext:value-type="string">
            <text:p>Calcolati</text:p>
          </table:table-cell>
          <table:table-cell table:number-columns-repeated="2"/>
          <table:table-cell table:style-name="ce7" office:value-type="string" calcext:value-type="string">
            <text:p>Progettista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8]*[.G64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8]*[.K64]" office:value-type="float" office:value="0" calcext:value-type="float">
            <text:p>0</text:p>
          </table:table-cell>
          <table:table-cell/>
        </table:table-row>
        <table:table-row table:style-name="ro6">
          <table:table-cell table:style-name="ce6" office:value-type="string" calcext:value-type="string">
            <text:p>Norme di Progetto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9]*[.G65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9]*[.K65]" office:value-type="float" office:value="0" calcext:value-type="float">
            <text:p>0</text:p>
          </table:table-cell>
          <table:table-cell/>
        </table:table-row>
        <table:table-row table:style-name="ro6">
          <table:table-cell table:style-name="ce6" office:value-type="string" calcext:value-type="string">
            <text:p>Analisi dei Requisiti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SUM([.D25:.D37])" office:value-type="float" office:value="82" calcext:value-type="float">
            <text:p>82</text:p>
          </table:table-cell>
          <table:table-cell table:number-columns-repeated="2"/>
          <table:table-cell table:style-name="ce7" office:value-type="string" calcext:value-type="string">
            <text:p>Verificatore</text:p>
          </table:table-cell>
          <table:table-cell table:style-name="ce7" table:formula="of:=SUM([.G42:.L42])" office:value-type="float" office:value="32" calcext:value-type="float">
            <text:p>32</text:p>
          </table:table-cell>
          <table:table-cell table:style-name="ce7" table:formula="of:=['Tabella costi'.B10]*[.G66]" office:value-type="float" office:value="480" calcext:value-type="float">
            <text:p>480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SUM([.G51:.L51])" office:value-type="float" office:value="33" calcext:value-type="float">
            <text:p>33</text:p>
          </table:table-cell>
          <table:table-cell table:style-name="ce7" table:formula="of:=['Tabella costi'.B10]*[.K66]" office:value-type="float" office:value="495" calcext:value-type="float">
            <text:p>495</text:p>
          </table:table-cell>
          <table:table-cell/>
        </table:table-row>
        <table:table-row table:style-name="ro6">
          <table:table-cell table:style-name="ce6" office:value-type="string" calcext:value-type="string">
            <text:p>Piano di Progetto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SUM([.D38:.D47])" office:value-type="float" office:value="25" calcext:value-type="float">
            <text:p>25</text:p>
          </table:table-cell>
          <table:table-cell table:number-columns-repeated="2"/>
          <table:table-cell table:style-name="ce7" office:value-type="string" calcext:value-type="string">
            <text:p>Totale</text:p>
          </table:table-cell>
          <table:table-cell table:style-name="ce7" table:formula="of:=SUM([.G61:.G66])" office:value-type="float" office:value="179" calcext:value-type="float">
            <text:p>179</text:p>
          </table:table-cell>
          <table:table-cell table:style-name="ce7" table:formula="of:=SUM([.H61:.H66])" office:value-type="float" office:value="4350" calcext:value-type="float">
            <text:p>4350</text:p>
          </table:table-cell>
          <table:table-cell/>
          <table:table-cell table:style-name="ce7" office:value-type="string" calcext:value-type="string">
            <text:p>Totale</text:p>
          </table:table-cell>
          <table:table-cell table:style-name="ce7" table:formula="of:=SUM([.K61:.K66])" office:value-type="float" office:value="180" calcext:value-type="float">
            <text:p>180</text:p>
          </table:table-cell>
          <table:table-cell table:style-name="ce7" table:formula="of:=SUM([.L61:.L66])" office:value-type="float" office:value="4360" calcext:value-type="float">
            <text:p>4360</text:p>
          </table:table-cell>
          <table:table-cell/>
        </table:table-row>
        <table:table-row table:style-name="ro6">
          <table:table-cell table:style-name="ce6" office:value-type="string" calcext:value-type="string">
            <text:p>Piano di Qualifica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SUM([.D48:.D55])" office:value-type="float" office:value="28" calcext:value-type="float">
            <text:p>28</text:p>
          </table:table-cell>
          <table:table-cell table:number-columns-repeated="10"/>
        </table:table-row>
        <table:table-row table:style-name="ro6">
          <table:table-cell table:style-name="ce6" office:value-type="string" calcext:value-type="string">
            <text:p>Glossario 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SUM([.D56:.D57])" office:value-type="float" office:value="11" calcext:value-type="float">
            <text:p>11</text:p>
          </table:table-cell>
          <table:table-cell table:number-columns-repeated="10"/>
        </table:table-row>
      </table:table>
      <table:table table:name="Progettazion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ce7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" table:default-cell-style-name="Default"/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ogettazione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Gruppo</text:p>
          </table:table-cell>
          <table:table-cell table:style-name="Default" office:value-type="string" calcext:value-type="string">
            <text:p>Tot ore</text:p>
          </table:table-cell>
          <table:table-cell table:style-name="ce12" office:value-type="string" calcext:value-type="string">
            <text:p>Tot ore previste</text:p>
          </table:table-cell>
          <table:table-cell table:style-name="ce12" office:value-type="string" calcext:value-type="string">
            <text:p>Tot ore real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esponsabile 1</text:p>
          </table:table-cell>
          <table:table-cell office:value-type="string" calcext:value-type="string">
            <text:p>Giovanni</text:p>
          </table:table-cell>
          <table:table-cell table:style-name="Default" table:formula="of:=[.E25]+[.E29]+[.E33]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ponsabile 2</text:p>
          </table:table-cell>
          <table:table-cell office:value-type="string" calcext:value-type="string">
            <text:p>Mauro</text:p>
          </table:table-cell>
          <table:table-cell table:style-name="Default" table:formula="of:=[.E5]+[.E36]+[.E24]" office:value-type="float" office:value="9" calcext:value-type="float">
            <text:p>9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Matteo</text:p>
          </table:table-cell>
          <table:table-cell table:style-name="Default" table:formula="of:=[.E6]+[.E30]" office:value-type="float" office:value="16" calcext:value-type="float">
            <text:p>1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Strumenti e tecnologie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Notazione</text:p>
          </table:table-cell>
          <table:table-cell office:value-type="string" calcext:value-type="string">
            <text:p>Progettista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alista</text:p>
          </table:table-cell>
          <table:table-cell office:value-type="string" calcext:value-type="string">
            <text:p>Manuel</text:p>
          </table:table-cell>
          <table:table-cell table:style-name="Default" table:formula="of:=[.E8]" office:value-type="float" office:value="6" calcext:value-type="float">
            <text:p>6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 </text:p>
          </table:table-cell>
          <table:table-cell office:value-type="string" calcext:value-type="string">
            <text:p>Architettura</text:p>
          </table:table-cell>
          <table:table-cell office:value-type="string" calcext:value-type="string">
            <text:p>Progettista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ogettista 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PietroG</text:p>
          </table:table-cell>
          <table:table-cell table:style-name="Default" table:formula="of:=[.E15]" office:value-type="float" office:value="8" calcext:value-type="float">
            <text:p>8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T</text:p>
          </table:table-cell>
          <table:table-cell table:style-name="Default" table:formula="of:=[.E11]+[.E12]+[.E16]+[.E18]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Manuel</text:p>
          </table:table-cell>
          <table:table-cell table:style-name="Default" table:formula="of:=[.E13]+[.E17]+[.E19]" office:value-type="float" office:value="22" calcext:value-type="float">
            <text:p>22</text:p>
          </table:table-cell>
          <table:table-cell table:number-columns-repeated="2" table:style-name="ce13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Giovanni</text:p>
          </table:table-cell>
          <table:table-cell table:style-name="Default" table:formula="of:=[.E14]+[.E20]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uro</text:p>
          </table:table-cell>
          <table:table-cell table:style-name="Default" table:formula="of:=[.E26]+[.E10]" office:value-type="float" office:value="12" calcext:value-type="float">
            <text:p>12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Componenti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Matteo</text:p>
          </table:table-cell>
          <table:table-cell table:style-name="Default" table:formula="of:=[.E9]+[.E21]+[.E27]" office:value-type="float" office:value="11" calcext:value-type="float">
            <text:p>11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PietroT</text:p>
          </table:table-cell>
          <table:table-cell table:style-name="Default" table:formula="of:=[.E7]+[.E28]" office:value-type="float" office:value="8" calcext:value-type="float">
            <text:p>8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Tracciamento</text:p>
          </table:table-cell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PietroG</text:p>
          </table:table-cell>
          <table:table-cell table:style-name="Default" table:formula="of:=[.E23]+[.E31]+[.E23]" office:value-type="float" office:value="14" calcext:value-type="float">
            <text:p>14</text:p>
          </table:table-cell>
          <table:table-cell table:number-columns-repeated="2" table:style-name="ce13" office:value-type="float" office:value="14" calcext:value-type="float">
            <text:p>14</text:p>
          </table:table-cell>
          <table:table-cell table:formula="of:=SUM([.J19:.J22])" office:value-type="float" office:value="40" calcext:value-type="float">
            <text:p>4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Verificatore 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style-name="Default" table:formula="of:=[.E35]+[.E22]" office:value-type="float" office:value="7" calcext:value-type="float">
            <text:p>7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Suddivisione progettazione</text:p>
          </table:table-cell>
          <table:table-cell table:style-name="ce7"/>
          <table:table-cell/>
          <table:table-cell table:style-name="ce7"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formula="of:=[.K6]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K7]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Amministrator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9]" office:value-type="float" office:value="10" calcext:value-type="float">
            <text:p>10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Analist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K11]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formula="of:=SUM([.E26:.E30])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K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19]" office:value-type="float" office:value="6" calcext:value-type="float">
            <text:p>6</text:p>
          </table:table-cell>
          <table:table-cell table:style-name="ce7" table:formula="of:=[.K22]" office:value-type="float" office:value="7" calcext:value-type="float">
            <text:p>7</text:p>
          </table:table-cell>
          <table:table-cell table:style-name="ce7" table:formula="of:=[.K21]"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Esito verifiche</text:p>
          </table:table-cell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Progettista</text:p>
          </table:table-cell>
          <table:table-cell table:style-name="ce7" table:formula="of:=[.K14]" office:value-type="float" office:value="24" calcext:value-type="float">
            <text:p>24</text:p>
          </table:table-cell>
          <table:table-cell table:formula="of:=[.K16]" office:value-type="float" office:value="16" calcext:value-type="float">
            <text:p>16</text:p>
          </table:table-cell>
          <table:table-cell table:style-name="ce7" table:formula="of:=[.K15]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17]" office:value-type="float" office:value="6" calcext:value-type="float">
            <text:p>6</text:p>
          </table:table-cell>
          <table:table-cell table:style-name="ce7" table:formula="of:=[.K13]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Verifica 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Responsabile</text:p>
          </table:table-cell>
          <table:table-cell table:style-name="ce7" table:formula="of:=SUM([.I27:.N27])" office:value-type="float" office:value="14" calcext:value-type="float">
            <text:p>14</text:p>
          </table:table-cell>
          <table:table-cell table:formula="of:=['Tabella costi'.B5]*[.I35]" office:value-type="float" office:value="420" calcext:value-type="float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Amministratore</text:p>
          </table:table-cell>
          <table:table-cell table:style-name="ce9" table:formula="of:=SUM([.I28:.N28])" office:value-type="float" office:value="10" calcext:value-type="float">
            <text:p>10</text:p>
          </table:table-cell>
          <table:table-cell table:formula="of:=['Tabella costi'.B6]*[.I36]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table:formula="of:=SUM([.I29:.N29])" office:value-type="float" office:value="6" calcext:value-type="float">
            <text:p>6</text:p>
          </table:table-cell>
          <table:table-cell table:formula="of:=['Tabella costi'.B7]*[.I37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Progettista</text:p>
          </table:table-cell>
          <table:table-cell table:style-name="ce10" table:formula="of:=SUM([.I31:.N31])" office:value-type="float" office:value="76" calcext:value-type="float">
            <text:p>76</text:p>
          </table:table-cell>
          <table:table-cell table:formula="of:=['Tabella costi'.B8]*[.I38]" office:value-type="float" office:value="1672" calcext:value-type="float">
            <text:p>167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formula="of:=['Tabella costi'.B9]*[.I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1" office:value-type="string" calcext:value-type="string">
            <text:p>Verificatore</text:p>
          </table:table-cell>
          <table:table-cell table:style-name="ce11" table:formula="of:=SUM([.I30:.N30])" office:value-type="float" office:value="29" calcext:value-type="float">
            <text:p>29</text:p>
          </table:table-cell>
          <table:table-cell table:formula="of:=['Tabella costi'.B10]*[.I40]" office:value-type="float" office:value="435" calcext:value-type="float">
            <text:p>435</text:p>
          </table:table-cell>
          <table:table-cell/>
          <table:table-cell table:formula="of:=11*['Tabella costi'.B10]"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7" office:value-type="string" calcext:value-type="string">
            <text:p>Totale</text:p>
          </table:table-cell>
          <table:table-cell table:style-name="ce7" table:formula="of:=SUM([.I35:.I40])" office:value-type="float" office:value="135" calcext:value-type="float">
            <text:p>135</text:p>
          </table:table-cell>
          <table:table-cell table:formula="of:=SUM([.J35:.J40])" office:value-type="float" office:value="2877" calcext:value-type="float">
            <text:p>2877</text:p>
          </table:table-cell>
          <table:table-cell/>
          <table:table-cell table:formula="of:=29+27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6">
          <table:table-cell/>
          <table:table-cell table:style-name="ce6" office:value-type="string" calcext:value-type="string">
            <text:p>Grafico Gantt</text:p>
          </table:table-cell>
          <table:table-cell table:style-name="ce6" office:value-type="string" calcext:value-type="string">
            <text:p>Calcolati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Norme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SUM([.E5:.E7])" office:value-type="float" office:value="18" calcext:value-type="float">
            <text:p>18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Analsi dei requisiti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SUM([.E8:.E9])"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Specifica Tecnica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SUM([.E10:.E24])" office:value-type="float" office:value="92" calcext:value-type="float">
            <text:p>92</text:p>
          </table:table-cell>
          <table:table-cell table:number-columns-repeated="4"/>
          <table:table-cell table:style-name="ce8" office:value-type="string" calcext:value-type="string">
            <text:p>Suddivisione progettazione</text:p>
          </table:table-cell>
          <table:table-cell table:style-name="ce7"/>
          <table:table-cell/>
          <table:table-cell table:style-name="ce7" table:number-columns-repeated="4"/>
        </table:table-row>
        <table:table-row table:style-name="ro6">
          <table:table-cell office:value-type="string" calcext:value-type="string">
            <text:p>Piano di Qualifica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SUM([.E25:.E33])" office:value-type="float" office:value="41" calcext:value-type="float">
            <text:p>41</text:p>
          </table:table-cell>
          <table:table-cell table:number-columns-repeated="4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6">
          <table:table-cell office:value-type="string" calcext:value-type="string">
            <text:p>Glossario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SUM([.E34:.E35])" office:value-type="float" office:value="8" calcext:value-type="float">
            <text:p>8</text:p>
          </table:table-cell>
          <table:table-cell table:number-columns-repeated="4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formula="of:=[.L6]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L7]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iano di Progetto</text:p>
          </table:table-cell>
          <table:table-cell office:value-type="float" office:value="2" calcext:value-type="float">
            <text:p>2</text:p>
          </table:table-cell>
          <table:table-cell table:style-name="ce6" table:formula="of:=SUM([.E36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mministrator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9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L11]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Verificatore</text:p>
          </table:table-cell>
          <table:table-cell table:style-name="ce7" table:formula="of:=[.L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19]" office:value-type="float" office:value="6" calcext:value-type="float">
            <text:p>6</text:p>
          </table:table-cell>
          <table:table-cell table:style-name="ce7" table:formula="of:=[.L22]" office:value-type="float" office:value="7" calcext:value-type="float">
            <text:p>7</text:p>
          </table:table-cell>
          <table:table-cell table:style-name="ce7" table:formula="of:=[.L21]" office:value-type="float" office:value="14" calcext:value-type="float">
            <text:p>14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Progettista</text:p>
          </table:table-cell>
          <table:table-cell table:style-name="ce7" table:formula="of:=[.L14]" office:value-type="float" office:value="20" calcext:value-type="float">
            <text:p>20</text:p>
          </table:table-cell>
          <table:table-cell table:formula="of:=[.L16]" office:value-type="float" office:value="20" calcext:value-type="float">
            <text:p>20</text:p>
          </table:table-cell>
          <table:table-cell table:style-name="ce7" table:formula="of:=[.L15]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17]" office:value-type="float" office:value="6" calcext:value-type="float">
            <text:p>6</text:p>
          </table:table-cell>
          <table:table-cell table:style-name="ce7" table:formula="of:=[.L13]" office:value-type="float" office:value="8" calcext:value-type="float">
            <text:p>8</text:p>
          </table:table-cell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2">
          <table:table-cell table:number-columns-repeated="7"/>
          <table:table-cell table:style-name="ce7" office:value-type="string" calcext:value-type="string">
            <text:p>Responsabile</text:p>
          </table:table-cell>
          <table:table-cell table:style-name="ce7" table:formula="of:=SUM([.I48:.N48])" office:value-type="float" office:value="13" calcext:value-type="float">
            <text:p>13</text:p>
          </table:table-cell>
          <table:table-cell table:formula="of:=['Tabella costi'.B5]*[.I56]" office:value-type="float" office:value="390" calcext:value-type="float">
            <text:p>39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 office:value-type="string" calcext:value-type="string">
            <text:p>Amministratore</text:p>
          </table:table-cell>
          <table:table-cell table:style-name="ce9" table:formula="of:=SUM([.I49:.N49])" office:value-type="float" office:value="9" calcext:value-type="float">
            <text:p>9</text:p>
          </table:table-cell>
          <table:table-cell table:formula="of:=['Tabella costi'.B6]*[.I57]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table:formula="of:=SUM([.I50:.N50])" office:value-type="float" office:value="6" calcext:value-type="float">
            <text:p>6</text:p>
          </table:table-cell>
          <table:table-cell table:formula="of:=['Tabella costi'.B7]*[.I58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Progettista</text:p>
          </table:table-cell>
          <table:table-cell table:style-name="ce10" table:formula="of:=SUM([.I52:.N52])" office:value-type="float" office:value="76" calcext:value-type="float">
            <text:p>76</text:p>
          </table:table-cell>
          <table:table-cell table:formula="of:=['Tabella costi'.B8]*[.I59]" office:value-type="float" office:value="1672" calcext:value-type="float">
            <text:p>167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formula="of:=['Tabella costi'.B9]*[.I6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1" office:value-type="string" calcext:value-type="string">
            <text:p>Verificatore</text:p>
          </table:table-cell>
          <table:table-cell table:style-name="ce11" table:formula="of:=SUM([.I51:.N51])" office:value-type="float" office:value="29" calcext:value-type="float">
            <text:p>29</text:p>
          </table:table-cell>
          <table:table-cell table:formula="of:=['Tabella costi'.B10]*[.I61]" office:value-type="float" office:value="435" calcext:value-type="float">
            <text:p>43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Totale</text:p>
          </table:table-cell>
          <table:table-cell table:style-name="ce7" table:formula="of:=SUM([.I56:.I61])" office:value-type="float" office:value="133" calcext:value-type="float">
            <text:p>133</text:p>
          </table:table-cell>
          <table:table-cell table:formula="of:=SUM([.J56:.J61])" office:value-type="float" office:value="2827" calcext:value-type="float">
            <text:p>2827</text:p>
          </table:table-cell>
          <table:table-cell table:number-columns-repeated="4"/>
        </table:table-row>
      </table:table>
      <table:table table:name="Codifica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Matteo</text:p>
          </table:table-cell>
          <table:table-cell table:formula="of:=[.D4]+[.D7]+[.D46]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Pietro Gabelli</text:p>
          </table:table-cell>
          <table:table-cell table:formula="of:=[.D5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Rivalutazione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Matteo</text:p>
          </table:table-cell>
          <table:table-cell table:formula="of:=[.D9]+[.D11]+[.D20]+[.D25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Incremento 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 Gabelli</text:p>
          </table:table-cell>
          <table:table-cell table:formula="of:=[.D10]+[.D12]+[.D21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4]+[.D23]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 Componenti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Mauro</text:p>
          </table:table-cell>
          <table:table-cell table:formula="of:=[.D15]+[.D5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nuel</text:p>
          </table:table-cell>
          <table:table-cell table:formula="of:=[.D16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6</text:p>
          </table:table-cell>
          <table:table-cell office:value-type="string" calcext:value-type="string">
            <text:p>Pietro T</text:p>
          </table:table-cell>
          <table:table-cell table:formula="of:=[.D17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 Componenti Base</text:p>
          </table:table-cell>
          <table:table-cell office:value-type="string" calcext:value-type="string">
            <text:p>Progettista 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ettista 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1</text:p>
          </table:table-cell>
          <table:table-cell office:value-type="string" calcext:value-type="string">
            <text:p>Giovanni</text:p>
          </table:table-cell>
          <table:table-cell table:formula="of:=[.D28]+[.D34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2</text:p>
          </table:table-cell>
          <table:table-cell office:value-type="string" calcext:value-type="string">
            <text:p>Manuel</text:p>
          </table:table-cell>
          <table:table-cell table:formula="of:=[.D29]+[.D35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3</text:p>
          </table:table-cell>
          <table:table-cell office:value-type="string" calcext:value-type="string">
            <text:p>Mauro</text:p>
          </table:table-cell>
          <table:table-cell table:formula="of:=[.D30]+[.D36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Verifica Base</text:p>
          </table:table-cell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rammatore 4</text:p>
          </table:table-cell>
          <table:table-cell office:value-type="string" calcext:value-type="string">
            <text:p>Pietro Gabelli</text:p>
          </table:table-cell>
          <table:table-cell table:formula="of:=[.D31]+[.D37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grammatore 5</text:p>
          </table:table-cell>
          <table:table-cell office:value-type="string" calcext:value-type="string">
            <text:p>Pietro T</text:p>
          </table:table-cell>
          <table:table-cell table:formula="of:=[.D32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Componenti Incremento</text:p>
          </table:table-cell>
          <table:table-cell office:value-type="string" calcext:value-type="string">
            <text:p>Progettista 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6</text:p>
          </table:table-cell>
          <table:table-cell office:value-type="string" calcext:value-type="string">
            <text:p>Matteo</text:p>
          </table:table-cell>
          <table:table-cell table:formula="of:=[.D33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-Verifica Incremento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38]+[.D18]+[.D8]+[.D2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Base</text:p>
          </table:table-cell>
          <table:table-cell office:value-type="string" calcext:value-type="string">
            <text:p>Progettista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Mauro</text:p>
          </table:table-cell>
          <table:table-cell table:formula="of:=[.D27]+[.D40]+[.D27]+[.D22]+[.D19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Manuel</text:p>
          </table:table-cell>
          <table:table-cell table:formula="of:=[.D41]+[.D48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Incremento</text:p>
          </table:table-cell>
          <table:table-cell office:value-type="string" calcext:value-type="string">
            <text:p>Progettista 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Giovanni</text:p>
          </table:table-cell>
          <table:table-cell table:formula="of:=[.D49]+[.D47]+[.D39]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5</text:p>
          </table:table-cell>
          <table:table-cell office:value-type="string" calcext:value-type="string">
            <text:p>Pietro Gabelli</text:p>
          </table:table-cell>
          <table:table-cell table:formula="of:=[.D42]+[.D44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6</text:p>
          </table:table-cell>
          <table:table-cell office:value-type="string" calcext:value-type="string">
            <text:p>Matteo</text:p>
          </table:table-cell>
          <table:table-cell table:formula="of:=[.D45]+[.D43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ogrammatore 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Suddivisione progettazione in dettaglio e codifica</text:p>
          </table:table-cell>
          <table:table-cell table:style-name="ce7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rammatore 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rammatore 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[.I4]" office:value-type="float" office:value="12" calcext:value-type="float">
            <text:p>12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[.I6]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Analista</text:p>
          </table:table-cell>
          <table:table-cell table:number-columns-repeated="6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I22]" office:value-type="float" office:value="28" calcext:value-type="float">
            <text:p>28</text:p>
          </table:table-cell>
          <table:table-cell table:style-name="ce7" table:formula="of:=[.I25]" office:value-type="float" office:value="21" calcext:value-type="float">
            <text:p>21</text:p>
          </table:table-cell>
          <table:table-cell table:style-name="ce7" table:formula="of:=[.I24]" office:value-type="float" office:value="15" calcext:value-type="float">
            <text:p>15</text:p>
          </table:table-cell>
          <table:table-cell table:style-name="ce7" table:formula="of:=[.I27]" office:value-type="float" office:value="10" calcext:value-type="float">
            <text:p>10</text:p>
          </table:table-cell>
          <table:table-cell table:style-name="ce7" table:formula="of:=[.I23]" office:value-type="float" office:value="27" calcext:value-type="float">
            <text:p>27</text:p>
          </table:table-cell>
          <table:table-cell table:style-name="ce7" table:formula="of:=[.I2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base</text:p>
          </table:table-cell>
          <table:table-cell office:value-type="string" calcext:value-type="string">
            <text:p>Verificatore 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table:formula="of:=[.I13]" office:value-type="float" office:value="10" calcext:value-type="float">
            <text:p>10</text:p>
          </table:table-cell>
          <table:table-cell table:style-name="ce7" table:formula="of:=[.I10]" office:value-type="float" office:value="14" calcext:value-type="float">
            <text:p>14</text:p>
          </table:table-cell>
          <table:table-cell table:style-name="ce7" table:formula="of:=[.I12]" office:value-type="float" office:value="10" calcext:value-type="float">
            <text:p>10</text:p>
          </table:table-cell>
          <table:table-cell table:style-name="ce7" table:formula="of:=[.I8]" office:value-type="float" office:value="24" calcext:value-type="float">
            <text:p>24</text:p>
          </table:table-cell>
          <table:table-cell table:style-name="ce7" table:formula="of:=[.I11]" office:value-type="float" office:value="16" calcext:value-type="float">
            <text:p>16</text:p>
          </table:table-cell>
          <table:table-cell table:style-name="ce7" table:formula="of:=[.I9]" office:value-type="float" office:value="22" calcext:value-type="float">
            <text:p>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table:formula="of:=[.I19]" office:value-type="float" office:value="24" calcext:value-type="float">
            <text:p>24</text:p>
          </table:table-cell>
          <table:table-cell table:style-name="ce7" table:formula="of:=[.I15]" office:value-type="float" office:value="26" calcext:value-type="float">
            <text:p>26</text:p>
          </table:table-cell>
          <table:table-cell table:style-name="ce7" table:formula="of:=[.I16]" office:value-type="float" office:value="26" calcext:value-type="float">
            <text:p>26</text:p>
          </table:table-cell>
          <table:table-cell table:style-name="ce7" table:formula="of:=[.I20]" office:value-type="float" office:value="20" calcext:value-type="float">
            <text:p>20</text:p>
          </table:table-cell>
          <table:table-cell table:style-name="ce7" table:formula="of:=[.I17]" office:value-type="float" office:value="27" calcext:value-type="float">
            <text:p>27</text:p>
          </table:table-cell>
          <table:table-cell table:style-name="ce7" table:formula="of:=[.I18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Base</text:p>
          </table:table-cell>
          <table:table-cell office:value-type="string" calcext:value-type="string">
            <text:p>Verificatore 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incremento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Incremento</text:p>
          </table:table-cell>
          <table:table-cell office:value-type="string" calcext:value-type="string">
            <text:p>Verificatore 5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SUM([Codifica.G34:.L34])" office:value-type="float" office:value="12" calcext:value-type="float">
            <text:p>12</text:p>
          </table:table-cell>
          <table:table-cell table:style-name="ce7" table:formula="of:=['Tabella costi'.B5]*[Codifica.G44]"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SUM([Codifica.G35:.L35])" office:value-type="float" office:value="2" calcext:value-type="float">
            <text:p>2</text:p>
          </table:table-cell>
          <table:table-cell table:style-name="ce7" table:formula="of:=['Tabella costi'.B6]*[Codifica.G45]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 </text:p>
          </table:table-cell>
          <table:table-cell office:value-type="string" calcext:value-type="string">
            <text:p>Responsabile 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SUM([Codifica.G36:.L36])" office:value-type="float" office:value="0" calcext:value-type="float">
            <text:p>0</text:p>
          </table:table-cell>
          <table:table-cell table:style-name="ce7" table:formula="of:=['Tabella costi'.B7]*[Codifica.G4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Resoconto attività 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table:formula="of:=SUM([Codifica.G38:.L38])" office:value-type="float" office:value="96" calcext:value-type="float">
            <text:p>96</text:p>
          </table:table-cell>
          <table:table-cell table:style-name="ce7" table:formula="of:=['Tabella costi'.B8]*[Codifica.G47]" office:value-type="float" office:value="2112" calcext:value-type="float">
            <text:p>211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table:formula="of:=SUM([Codifica.G39:.L39])" office:value-type="float" office:value="152" calcext:value-type="float">
            <text:p>152</text:p>
          </table:table-cell>
          <table:table-cell table:style-name="ce7" table:formula="of:=['Tabella costi'.B9]*[Codifica.G48]" office:value-type="float" office:value="2280" calcext:value-type="float">
            <text:p>22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Verificatore</text:p>
          </table:table-cell>
          <table:table-cell table:style-name="ce11" table:formula="of:=SUM([Codifica.G37:.L37])" office:value-type="float" office:value="116" calcext:value-type="float">
            <text:p>116</text:p>
          </table:table-cell>
          <table:table-cell table:style-name="ce7" table:formula="of:=['Tabella costi'.B10]*[Codifica.G49]" office:value-type="float" office:value="1740" calcext:value-type="float">
            <text:p>174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7" office:value-type="string" calcext:value-type="string">
            <text:p>Totale</text:p>
          </table:table-cell>
          <table:table-cell table:style-name="ce7" table:formula="of:=SUM([Codifica.G44:.G49])" office:value-type="float" office:value="378" calcext:value-type="float">
            <text:p>378</text:p>
          </table:table-cell>
          <table:table-cell table:style-name="ce7" table:formula="of:=SUM([Codifica.H44:.H49])" office:value-type="float" office:value="6532" calcext:value-type="float">
            <text:p>6532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u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t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ovann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</table:table>
      <table:table table:name="Validazione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4]+[.D27]+[.D24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G</text:p>
          </table:table-cell>
          <table:table-cell table:formula="of:=[.D12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Incremento Verifiche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ministratore</text:p>
          </table:table-cell>
          <table:table-cell office:value-type="string" calcext:value-type="string">
            <text:p>Manuel</text:p>
          </table:table-cell>
          <table:table-cell table:formula="of:=[.D23]+[.D13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Validazione Interna</text:p>
          </table:table-cell>
          <table:table-cell office:value-type="string" calcext:value-type="string">
            <text:p>Programmatore 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1</text:p>
          </table:table-cell>
          <table:table-cell office:value-type="string" calcext:value-type="string">
            <text:p>Manuel</text:p>
          </table:table-cell>
          <table:table-cell table:formula="of:=[.D11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gettista 2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8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4</text:p>
          </table:table-cell>
          <table:table-cell office:value-type="string" calcext:value-type="string">
            <text:p>Pietro T</text:p>
          </table:table-cell>
          <table:table-cell table:formula="of:=[.D21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ettista 5</text:p>
          </table:table-cell>
          <table:table-cell office:value-type="string" calcext:value-type="string">
            <text:p>Pietro G</text:p>
          </table:table-cell>
          <table:table-cell table:formula="of:=[.D22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5]+[.D10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Giovanni</text:p>
          </table:table-cell>
          <table:table-cell table:formula="of:=[.D8]+[.D7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Matteo</text:p>
          </table:table-cell>
          <table:table-cell table:formula="of:=[.D14]+[.D16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formula="of:=[.D26]+[.D19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Pietro G</text:p>
          </table:table-cell>
          <table:table-cell table:formula="of:=[.D25]+[.D20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nuel</text:p>
          </table:table-cell>
          <table:table-cell table:formula="of:=[.D17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1</text:p>
          </table:table-cell>
          <table:table-cell office:value-type="string" calcext:value-type="string">
            <text:p>Matteo</text:p>
          </table:table-cell>
          <table:table-cell table:formula="of:=[.D9]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8" office:value-type="string" calcext:value-type="string">
            <text:p>Suddivisione <text:s/>Accettazione</text:p>
          </table:table-cell>
          <table:table-cell table:style-name="ce7" table:number-columns-repeated="6"/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Responsabil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H5]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H6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H8]" office:value-type="float" office:value="7" calcext:value-type="float">
            <text:p>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Analist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Verificatore</text:p>
          </table:table-cell>
          <table:table-cell table:style-name="ce7" table:formula="of:=[.H16]" office:value-type="float" office:value="5" calcext:value-type="float">
            <text:p>5</text:p>
          </table:table-cell>
          <table:table-cell table:style-name="ce7" table:formula="of:=[.H17]" office:value-type="float" office:value="5" calcext:value-type="float">
            <text:p>5</text:p>
          </table:table-cell>
          <table:table-cell table:style-name="ce7" table:formula="of:=[.H21]" office:value-type="float" office:value="1" calcext:value-type="float">
            <text:p>1</text:p>
          </table:table-cell>
          <table:table-cell table:style-name="ce7" table:formula="of:=[.H18]" office:value-type="float" office:value="4" calcext:value-type="float">
            <text:p>4</text:p>
          </table:table-cell>
          <table:table-cell table:style-name="ce7" table:formula="of:=[.H19]" office:value-type="float" office:value="6" calcext:value-type="float">
            <text:p>6</text:p>
          </table:table-cell>
          <table:table-cell table:style-name="ce7" table:formula="of:=[.H20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Progettista</text:p>
          </table:table-cell>
          <table:table-cell table:style-name="ce7" table:formula="of:=[.H13]" office:value-type="float" office:value="6" calcext:value-type="float">
            <text:p>6</text:p>
          </table:table-cell>
          <table:table-cell table:style-name="ce7" table:formula="of:=[.H12]" office:value-type="float" office:value="8" calcext:value-type="float">
            <text:p>8</text:p>
          </table:table-cell>
          <table:table-cell table:style-name="ce7" table:formula="of:=[.H10]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11]" office:value-type="float" office:value="12" calcext:value-type="float">
            <text:p>12</text:p>
          </table:table-cell>
          <table:table-cell table:style-name="ce7" table:formula="of:=[.H1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Programmator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[.H24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table:number-columns-repeated="3"/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Responsabile</text:p>
          </table:table-cell>
          <table:table-cell table:style-name="ce7" table:formula="of:=SUM([.G32:.L32])" office:value-type="float" office:value="12" calcext:value-type="float">
            <text:p>12</text:p>
          </table:table-cell>
          <table:table-cell table:style-name="ce7" table:formula="of:=['Tabella costi'.B5]*[.G41]" office:value-type="float" office:value="360" calcext:value-type="float">
            <text:p>36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Amministratore</text:p>
          </table:table-cell>
          <table:table-cell table:style-name="ce7" table:formula="of:=SUM([.G33:.L33])" office:value-type="float" office:value="7" calcext:value-type="float">
            <text:p>7</text:p>
          </table:table-cell>
          <table:table-cell table:style-name="ce7" table:formula="of:=['Tabella costi'.B6]*[.G42]"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Analista</text:p>
          </table:table-cell>
          <table:table-cell table:style-name="ce7" table:formula="of:=SUM([.G34:.L34])" office:value-type="float" office:value="0" calcext:value-type="float">
            <text:p>0</text:p>
          </table:table-cell>
          <table:table-cell table:style-name="ce7" table:formula="of:=['Tabella costi'.B7]*[.G4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Progettista</text:p>
          </table:table-cell>
          <table:table-cell table:style-name="ce7" table:formula="of:=SUM([.G36:.L36])" office:value-type="float" office:value="38" calcext:value-type="float">
            <text:p>38</text:p>
          </table:table-cell>
          <table:table-cell table:style-name="ce7" table:formula="of:=['Tabella costi'.B8]*[.G44]" office:value-type="float" office:value="836" calcext:value-type="float">
            <text:p>836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Programmatore</text:p>
          </table:table-cell>
          <table:table-cell table:style-name="ce7" table:formula="of:=SUM([.G37:.L37])" office:value-type="float" office:value="9" calcext:value-type="float">
            <text:p>9</text:p>
          </table:table-cell>
          <table:table-cell table:style-name="ce7" table:formula="of:=['Tabella costi'.B9]*[.G45]"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Verificatore</text:p>
          </table:table-cell>
          <table:table-cell table:style-name="ce7" table:formula="of:=SUM([.G35:.L35])" office:value-type="float" office:value="25" calcext:value-type="float">
            <text:p>25</text:p>
          </table:table-cell>
          <table:table-cell table:style-name="ce7" table:formula="of:=['Tabella costi'.B10]*[.G46]" office:value-type="float" office:value="375" calcext:value-type="float">
            <text:p>37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Totale</text:p>
          </table:table-cell>
          <table:table-cell table:style-name="ce7" table:formula="of:=SUM([.G41:.G46])" office:value-type="float" office:value="91" calcext:value-type="float">
            <text:p>91</text:p>
          </table:table-cell>
          <table:table-cell table:style-name="ce7" table:formula="of:=SUM([.H41:.H46])" office:value-type="float" office:value="1846" calcext:value-type="float">
            <text:p>1846</text:p>
          </table:table-cell>
          <table:table-cell table:number-columns-repeated="6"/>
        </table:table-row>
      </table:table>
      <table:table table:name="Totali" table:style-name="ta1">
        <table:table-column table:style-name="co2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5" table:default-cell-style-name="ce7"/>
        <table:table-column table:style-name="co34" table:default-cell-style-name="Default"/>
        <table:table-column table:style-name="co2" table:default-cell-style-name="Default"/>
        <table:table-row table:style-name="ro2" table:number-rows-repeated="3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4" office:value-type="string" calcext:value-type="string">
            <text:p>Totale con investimento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</table:table-row>
        <table:table-row table:style-name="ro2">
          <table:table-cell table:style-name="ce7" office:value-type="string" calcext:value-type="string">
            <text:p>Responsabile</text:p>
          </table:table-cell>
          <table:table-cell table:style-name="ce7" table:formula="of:=[Analisi.G39]+[Progettazione.I27]+[Codifica.G34]+[Validazione.G32]" office:value-type="float" office:value="18" calcext:value-type="float">
            <text:p>18</text:p>
          </table:table-cell>
          <table:table-cell table:style-name="ce7" table:formula="of:=[Analisi.H39]+[Progettazione.J27]+[Codifica.H34]+[Validazione.H32]" office:value-type="float" office:value="17" calcext:value-type="float">
            <text:p>17</text:p>
          </table:table-cell>
          <table:table-cell table:style-name="ce7" table:formula="of:=[Analisi.I39]+[Progettazione.K27]+[Codifica.I34]+[Validazione.I32]" office:value-type="float" office:value="9" calcext:value-type="float">
            <text:p>9</text:p>
          </table:table-cell>
          <table:table-cell table:style-name="ce7" table:formula="of:=[Analisi.J39]+[Progettazione.L27]+[Codifica.J34]+[Validazione.J32]" office:value-type="float" office:value="22" calcext:value-type="float">
            <text:p>22</text:p>
          </table:table-cell>
          <table:table-cell table:style-name="ce7" table:formula="of:=[Analisi.K39]+[Progettazione.M27]+[Codifica.K34]+[Validazione.K32]" office:value-type="float" office:value="16" calcext:value-type="float">
            <text:p>16</text:p>
          </table:table-cell>
          <table:table-cell table:style-name="ce7" table:formula="of:=[Analisi.L39]+[Progettazione.N27]+[Codifica.L34]+[Validazione.L32]" office:value-type="float" office:value="11" calcext:value-type="float">
            <text:p>11</text:p>
          </table:table-cell>
          <table:table-cell table:number-columns-repeated="2"/>
          <table:table-cell table:style-name="ce7" table:number-columns-repeated="2"/>
        </table:table-row>
        <table:table-row table:style-name="ro2">
          <table:table-cell table:style-name="ce7" office:value-type="string" calcext:value-type="string">
            <text:p>Amministratore</text:p>
          </table:table-cell>
          <table:table-cell table:style-name="ce7" table:formula="of:=[Analisi.G40]+[Progettazione.I28]+[Codifica.G35]+[Validazione.G33]" office:value-type="float" office:value="2" calcext:value-type="float">
            <text:p>2</text:p>
          </table:table-cell>
          <table:table-cell table:style-name="ce7" table:formula="of:=[Analisi.H40]+[Progettazione.J28]+[Codifica.H35]+[Validazione.H33]" office:value-type="float" office:value="2" calcext:value-type="float">
            <text:p>2</text:p>
          </table:table-cell>
          <table:table-cell table:style-name="ce7" table:formula="of:=[Analisi.I40]+[Progettazione.K28]+[Codifica.I35]+[Validazione.I33]" office:value-type="float" office:value="7" calcext:value-type="float">
            <text:p>7</text:p>
          </table:table-cell>
          <table:table-cell table:style-name="ce7" table:formula="of:=[Analisi.J40]+[Progettazione.L28]+[Codifica.J35]+[Validazione.J33]" office:value-type="float" office:value="11" calcext:value-type="float">
            <text:p>11</text:p>
          </table:table-cell>
          <table:table-cell table:style-name="ce7" table:formula="of:=[Analisi.K40]+[Progettazione.M28]+[Codifica.K35]+[Validazione.K33]" office:value-type="float" office:value="11" calcext:value-type="float">
            <text:p>11</text:p>
          </table:table-cell>
          <table:table-cell table:style-name="ce7" table:formula="of:=[Analisi.L40]+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1" table:formula="of:=SUM([.B6:.G6])" office:value-type="float" office:value="93" calcext:value-type="float">
            <text:p>93</text:p>
          </table:table-cell>
          <table:table-cell table:style-name="ce11" table:formula="of:=['Tabella costi'.B5]*[.J7]" office:value-type="float" office:value="2790" calcext:value-type="float">
            <text:p>2790</text:p>
          </table:table-cell>
        </table:table-row>
        <table:table-row table:style-name="ro2">
          <table:table-cell table:style-name="ce7" office:value-type="string" calcext:value-type="string">
            <text:p>Analista</text:p>
          </table:table-cell>
          <table:table-cell table:style-name="ce7" table:formula="of:=[Analisi.G41]+[Progettazione.I29]+[Codifica.G36]+[Validazione.G34]" office:value-type="float" office:value="15" calcext:value-type="float">
            <text:p>15</text:p>
          </table:table-cell>
          <table:table-cell table:style-name="ce7" table:formula="of:=[Analisi.H41]+[Progettazione.J29]+[Codifica.H36]+[Validazione.H34]" office:value-type="float" office:value="14" calcext:value-type="float">
            <text:p>14</text:p>
          </table:table-cell>
          <table:table-cell table:style-name="ce7" table:formula="of:=[Analisi.I41]+[Progettazione.K29]+[Codifica.I36]+[Validazione.I34]" office:value-type="float" office:value="22" calcext:value-type="float">
            <text:p>22</text:p>
          </table:table-cell>
          <table:table-cell table:style-name="ce7" table:formula="of:=[Analisi.J41]+[Progettazione.L29]+[Codifica.J36]+[Validazione.J34]" office:value-type="float" office:value="8" calcext:value-type="float">
            <text:p>8</text:p>
          </table:table-cell>
          <table:table-cell table:style-name="ce7" table:formula="of:=[Analisi.K41]+[Progettazione.M29]+[Codifica.K36]+[Validazione.K34]" office:value-type="float" office:value="8" calcext:value-type="float">
            <text:p>8</text:p>
          </table:table-cell>
          <table:table-cell table:style-name="ce7" table:formula="of:=[Analisi.L41]+[Progettazione.N29]+[Codifica.L36]+[Validazione.L34]" office:value-type="float" office:value="15" calcext:value-type="float">
            <text:p>15</text:p>
          </table:table-cell>
          <table:table-cell/>
          <table:table-cell office:value-type="string" calcext:value-type="string">
            <text:p>Amministratore</text:p>
          </table:table-cell>
          <table:table-cell table:style-name="ce11" table:formula="of:=SUM([.B7:.G7])" office:value-type="float" office:value="35" calcext:value-type="float">
            <text:p>35</text:p>
          </table:table-cell>
          <table:table-cell table:style-name="ce11" table:formula="of:=['Tabella costi'.B6]*[.J8]" office:value-type="float" office:value="700" calcext:value-type="float">
            <text:p>700</text:p>
          </table:table-cell>
        </table:table-row>
        <table:table-row table:style-name="ro2">
          <table:table-cell table:style-name="ce7" office:value-type="string" calcext:value-type="string">
            <text:p>Verificatore</text:p>
          </table:table-cell>
          <table:table-cell table:style-name="ce7" table:formula="of:=[Analisi.G42]+[Progettazione.I30]+[Codifica.G37]+[Validazione.G35]" office:value-type="float" office:value="37" calcext:value-type="float">
            <text:p>37</text:p>
          </table:table-cell>
          <table:table-cell table:style-name="ce7" table:formula="of:=[Analisi.H42]+[Progettazione.J30]+[Codifica.H37]+[Validazione.H35]" office:value-type="float" office:value="33" calcext:value-type="float">
            <text:p>33</text:p>
          </table:table-cell>
          <table:table-cell table:style-name="ce7" table:formula="of:=[Analisi.I42]+[Progettazione.K30]+[Codifica.I37]+[Validazione.I35]" office:value-type="float" office:value="29" calcext:value-type="float">
            <text:p>29</text:p>
          </table:table-cell>
          <table:table-cell table:style-name="ce7" table:formula="of:=[Analisi.J42]+[Progettazione.L30]+[Codifica.J37]+[Validazione.J35]" office:value-type="float" office:value="27" calcext:value-type="float">
            <text:p>27</text:p>
          </table:table-cell>
          <table:table-cell table:style-name="ce7" table:formula="of:=[Analisi.K42]+[Progettazione.M30]+[Codifica.K37]+[Validazione.K35]" office:value-type="float" office:value="41" calcext:value-type="float">
            <text:p>41</text:p>
          </table:table-cell>
          <table:table-cell table:style-name="ce7" table:formula="of:=[Analisi.L42]+[Progettazione.N30]+[Codifica.L37]+[Validazione.L35]" office:value-type="float" office:value="35" calcext:value-type="float">
            <text:p>35</text:p>
          </table:table-cell>
          <table:table-cell/>
          <table:table-cell office:value-type="string" calcext:value-type="string">
            <text:p>Analista</text:p>
          </table:table-cell>
          <table:table-cell table:style-name="ce11" table:formula="of:=SUM([.B8:.G8])" office:value-type="float" office:value="82" calcext:value-type="float">
            <text:p>82</text:p>
          </table:table-cell>
          <table:table-cell table:style-name="ce11" table:formula="of:=['Tabella costi'.B7]*[.J9]" office:value-type="float" office:value="2050" calcext:value-type="float">
            <text:p>2050</text:p>
          </table:table-cell>
        </table:table-row>
        <table:table-row table:style-name="ro2">
          <table:table-cell table:style-name="ce7" office:value-type="string" calcext:value-type="string">
            <text:p>Progettista</text:p>
          </table:table-cell>
          <table:table-cell table:style-name="ce7" table:formula="of:=[Analisi.G43]+[Progettazione.I31]+[Codifica.G38]+[Validazione.G36]" office:value-type="float" office:value="77" calcext:value-type="float">
            <text:p>77</text:p>
          </table:table-cell>
          <table:table-cell table:style-name="ce7" table:formula="of:=[Analisi.H43]+[Progettazione.J31]+[Codifica.H38]+[Validazione.H36]" office:value-type="float" office:value="73" calcext:value-type="float">
            <text:p>73</text:p>
          </table:table-cell>
          <table:table-cell table:style-name="ce7" table:formula="of:=[Analisi.I43]+[Progettazione.K31]+[Codifica.I38]+[Validazione.I36]" office:value-type="float" office:value="72" calcext:value-type="float">
            <text:p>72</text:p>
          </table:table-cell>
          <table:table-cell table:style-name="ce7" table:formula="of:=[Analisi.J43]+[Progettazione.L31]+[Codifica.J38]+[Validazione.J36]" office:value-type="float" office:value="50" calcext:value-type="float">
            <text:p>50</text:p>
          </table:table-cell>
          <table:table-cell table:style-name="ce7" table:formula="of:=[Analisi.K43]+[Progettazione.M31]+[Codifica.K38]+[Validazione.K36]" office:value-type="float" office:value="61" calcext:value-type="float">
            <text:p>61</text:p>
          </table:table-cell>
          <table:table-cell table:style-name="ce7" table:formula="of:=[Analisi.L43]+[Progettazione.N31]+[Codifica.L38]+[Validazione.L36]" office:value-type="float" office:value="56" calcext:value-type="float">
            <text:p>56</text:p>
          </table:table-cell>
          <table:table-cell/>
          <table:table-cell office:value-type="string" calcext:value-type="string">
            <text:p>Progettista</text:p>
          </table:table-cell>
          <table:table-cell table:style-name="ce11" table:formula="of:=SUM([.B10:.G10])" office:value-type="float" office:value="389" calcext:value-type="float">
            <text:p>389</text:p>
          </table:table-cell>
          <table:table-cell table:style-name="ce11" table:formula="of:=['Tabella costi'.B8]*[.J10]" office:value-type="float" office:value="8558" calcext:value-type="float">
            <text:p>8558</text:p>
          </table:table-cell>
        </table:table-row>
        <table:table-row table:style-name="ro2">
          <table:table-cell table:style-name="ce7" office:value-type="string" calcext:value-type="string">
            <text:p>Programmatore</text:p>
          </table:table-cell>
          <table:table-cell table:style-name="ce7" table:formula="of:=[Analisi.G44]+[Progettazione.I32]+[Codifica.G39]+[Validazione.G37]" office:value-type="float" office:value="24" calcext:value-type="float">
            <text:p>24</text:p>
          </table:table-cell>
          <table:table-cell table:style-name="ce7" table:formula="of:=[Analisi.H44]+[Progettazione.J32]+[Codifica.H39]+[Validazione.H37]" office:value-type="float" office:value="26" calcext:value-type="float">
            <text:p>26</text:p>
          </table:table-cell>
          <table:table-cell table:style-name="ce7" table:formula="of:=[Analisi.I44]+[Progettazione.K32]+[Codifica.I39]+[Validazione.I37]" office:value-type="float" office:value="26" calcext:value-type="float">
            <text:p>26</text:p>
          </table:table-cell>
          <table:table-cell table:style-name="ce7" table:formula="of:=[Analisi.J44]+[Progettazione.L32]+[Codifica.J39]+[Validazione.J37]" office:value-type="float" office:value="29" calcext:value-type="float">
            <text:p>29</text:p>
          </table:table-cell>
          <table:table-cell table:style-name="ce7" table:formula="of:=[Analisi.K44]+[Progettazione.M32]+[Codifica.K39]+[Validazione.K37]" office:value-type="float" office:value="27" calcext:value-type="float">
            <text:p>27</text:p>
          </table:table-cell>
          <table:table-cell table:style-name="ce7" table:formula="of:=[Analisi.L44]+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11" table:formula="of:=SUM([.B11:.G11])" office:value-type="float" office:value="161" calcext:value-type="float">
            <text:p>161</text:p>
          </table:table-cell>
          <table:table-cell table:style-name="ce11" table:formula="of:=['Tabella costi'.B9]*[.J11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1" table:formula="of:=SUM([.B9:.G9])" office:value-type="float" office:value="202" calcext:value-type="float">
            <text:p>202</text:p>
          </table:table-cell>
          <table:table-cell table:style-name="ce11" table:formula="of:=['Tabella costi'.B10]*[.J12]" office:value-type="float" office:value="3030" calcext:value-type="float">
            <text:p>303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7" table:formula="of:=SUM([.J7:.J12])" office:value-type="float" office:value="962" calcext:value-type="float">
            <text:p>962</text:p>
          </table:table-cell>
          <table:table-cell table:style-name="ce7" table:formula="of:=SUM([.K7:.K12])" office:value-type="float" office:value="19543" calcext:value-type="float">
            <text:p>19543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4" office:value-type="string" calcext:value-type="string">
            <text:p>Ore rendicontabili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</table:table-row>
        <table:table-row table:style-name="ro2">
          <table:table-cell table:style-name="ce7" office:value-type="string" calcext:value-type="string">
            <text:p>Responsabile</text:p>
          </table:table-cell>
          <table:table-cell table:style-name="ce7" table:formula="of:=[Progettazione.I27]+[Codifica.G34]+[Validazione.G32]" office:value-type="float" office:value="0" calcext:value-type="float">
            <text:p>0</text:p>
          </table:table-cell>
          <table:table-cell table:style-name="ce7" table:formula="of:=[Progettazione.J27]+[Codifica.H34]+[Validazione.H32]" office:value-type="float" office:value="5" calcext:value-type="float">
            <text:p>5</text:p>
          </table:table-cell>
          <table:table-cell table:style-name="ce7" table:formula="of:=[Progettazione.K27]+[Codifica.I34]+[Validazione.I32]" office:value-type="float" office:value="6" calcext:value-type="float">
            <text:p>6</text:p>
          </table:table-cell>
          <table:table-cell table:style-name="ce7" table:formula="of:=[Progettazione.L27]+[Codifica.J34]+[Validazione.J32]" office:value-type="float" office:value="12" calcext:value-type="float">
            <text:p>12</text:p>
          </table:table-cell>
          <table:table-cell table:style-name="ce7" table:formula="of:=[Progettazione.M27]+[Codifica.K34]+[Validazione.K32]" office:value-type="float" office:value="9" calcext:value-type="float">
            <text:p>9</text:p>
          </table:table-cell>
          <table:table-cell table:style-name="ce7" table:formula="of:=[Progettazione.N27]+[Codifica.L34]+[Validazione.L32]" office:value-type="float" office:value="6" calcext:value-type="float">
            <text:p>6</text:p>
          </table:table-cell>
          <table:table-cell table:number-columns-repeated="2"/>
          <table:table-cell table:style-name="ce7" table:number-columns-repeated="2"/>
        </table:table-row>
        <table:table-row table:style-name="ro2">
          <table:table-cell table:style-name="ce7" office:value-type="string" calcext:value-type="string">
            <text:p>Amministratore</text:p>
          </table:table-cell>
          <table:table-cell table:style-name="ce7" table:formula="of:=[Progettazione.I28]+[Codifica.G35]+[Validazione.G33]" office:value-type="float" office:value="0" calcext:value-type="float">
            <text:p>0</text:p>
          </table:table-cell>
          <table:table-cell table:style-name="ce7" table:formula="of:=[Progettazione.J28]+[Codifica.H35]+[Validazione.H33]" office:value-type="float" office:value="0" calcext:value-type="float">
            <text:p>0</text:p>
          </table:table-cell>
          <table:table-cell table:style-name="ce7" table:formula="of:=[Progettazione.K28]+[Codifica.I35]+[Validazione.I33]" office:value-type="float" office:value="7" calcext:value-type="float">
            <text:p>7</text:p>
          </table:table-cell>
          <table:table-cell table:style-name="ce7" table:formula="of:=[Progettazione.L28]+[Codifica.J35]+[Validazione.J33]" office:value-type="float" office:value="10" calcext:value-type="float">
            <text:p>10</text:p>
          </table:table-cell>
          <table:table-cell table:style-name="ce7" table:formula="of:=[Progettazione.M28]+[Codifica.K35]+[Validazione.K33]" office:value-type="float" office:value="0" calcext:value-type="float">
            <text:p>0</text:p>
          </table:table-cell>
          <table:table-cell table:style-name="ce7" table:formula="of:=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1" table:formula="of:=SUM([.B20:.G20])" office:value-type="float" office:value="38" calcext:value-type="float">
            <text:p>38</text:p>
          </table:table-cell>
          <table:table-cell table:style-name="ce11" table:formula="of:=['Tabella costi'.B5]*[.J21]" office:value-type="float" office:value="1140" calcext:value-type="float">
            <text:p>1140</text:p>
          </table:table-cell>
        </table:table-row>
        <table:table-row table:style-name="ro2">
          <table:table-cell table:style-name="ce7" office:value-type="string" calcext:value-type="string">
            <text:p>Analista</text:p>
          </table:table-cell>
          <table:table-cell table:style-name="ce7" table:formula="of:=[Progettazione.I29]+[Codifica.G36]+[Validazione.G34]" office:value-type="float" office:value="0" calcext:value-type="float">
            <text:p>0</text:p>
          </table:table-cell>
          <table:table-cell table:style-name="ce7" table:formula="of:=[Progettazione.J29]+[Codifica.H36]+[Validazione.H34]" office:value-type="float" office:value="0" calcext:value-type="float">
            <text:p>0</text:p>
          </table:table-cell>
          <table:table-cell table:style-name="ce7" table:formula="of:=[Progettazione.K29]+[Codifica.I36]+[Validazione.I34]" office:value-type="float" office:value="6" calcext:value-type="float">
            <text:p>6</text:p>
          </table:table-cell>
          <table:table-cell table:style-name="ce7" table:formula="of:=[Progettazione.L29]+[Codifica.J36]+[Validazione.J34]" office:value-type="float" office:value="0" calcext:value-type="float">
            <text:p>0</text:p>
          </table:table-cell>
          <table:table-cell table:style-name="ce7" table:formula="of:=[Progettazione.M29]+[Codifica.K36]+[Validazione.K34]" office:value-type="float" office:value="0" calcext:value-type="float">
            <text:p>0</text:p>
          </table:table-cell>
          <table:table-cell table:style-name="ce7" table:formula="of:=[Progettazione.N29]+[Codifica.L36]+[Validazione.L34]" office:value-type="float" office:value="0" calcext:value-type="float">
            <text:p>0</text:p>
          </table:table-cell>
          <table:table-cell/>
          <table:table-cell office:value-type="string" calcext:value-type="string">
            <text:p>Amministratore</text:p>
          </table:table-cell>
          <table:table-cell table:style-name="ce11" table:formula="of:=SUM([.B21:.G21])" office:value-type="float" office:value="19" calcext:value-type="float">
            <text:p>19</text:p>
          </table:table-cell>
          <table:table-cell table:style-name="ce11" table:formula="of:=['Tabella costi'.B6]*[.J22]" office:value-type="float" office:value="380" calcext:value-type="float">
            <text:p>380</text:p>
          </table:table-cell>
        </table:table-row>
        <table:table-row table:style-name="ro2">
          <table:table-cell table:style-name="ce7" office:value-type="string" calcext:value-type="string">
            <text:p>Verificatore</text:p>
          </table:table-cell>
          <table:table-cell table:style-name="ce7" table:formula="of:=[Progettazione.I30]+[Codifica.G37]+[Validazione.G35]" office:value-type="float" office:value="35" calcext:value-type="float">
            <text:p>35</text:p>
          </table:table-cell>
          <table:table-cell table:style-name="ce7" table:formula="of:=[Progettazione.J30]+[Codifica.H37]+[Validazione.H35]" office:value-type="float" office:value="26" calcext:value-type="float">
            <text:p>26</text:p>
          </table:table-cell>
          <table:table-cell table:style-name="ce7" table:formula="of:=[Progettazione.K30]+[Codifica.I37]+[Validazione.I35]" office:value-type="float" office:value="16" calcext:value-type="float">
            <text:p>16</text:p>
          </table:table-cell>
          <table:table-cell table:style-name="ce7" table:formula="of:=[Progettazione.L30]+[Codifica.J37]+[Validazione.J35]" office:value-type="float" office:value="20" calcext:value-type="float">
            <text:p>20</text:p>
          </table:table-cell>
          <table:table-cell table:style-name="ce7" table:formula="of:=[Progettazione.M30]+[Codifica.K37]+[Validazione.K35]" office:value-type="float" office:value="40" calcext:value-type="float">
            <text:p>40</text:p>
          </table:table-cell>
          <table:table-cell table:style-name="ce7" table:formula="of:=[Progettazione.N30]+[Codifica.L37]+[Validazione.L35]" office:value-type="float" office:value="33" calcext:value-type="float">
            <text:p>33</text:p>
          </table:table-cell>
          <table:table-cell/>
          <table:table-cell office:value-type="string" calcext:value-type="string">
            <text:p>Analista</text:p>
          </table:table-cell>
          <table:table-cell table:style-name="ce7" table:formula="of:=SUM([.B22:.G22])" office:value-type="float" office:value="6" calcext:value-type="float">
            <text:p>6</text:p>
          </table:table-cell>
          <table:table-cell table:style-name="ce10" table:formula="of:=['Tabella costi'.B7]*[.J23]" office:value-type="float" office:value="150" calcext:value-type="float">
            <text:p>150</text:p>
          </table:table-cell>
        </table:table-row>
        <table:table-row table:style-name="ro2">
          <table:table-cell table:style-name="ce7" office:value-type="string" calcext:value-type="string">
            <text:p>Progettista</text:p>
          </table:table-cell>
          <table:table-cell table:style-name="ce7" table:formula="of:=[Progettazione.I31]+[Codifica.G38]+[Validazione.G36]" office:value-type="float" office:value="40" calcext:value-type="float">
            <text:p>40</text:p>
          </table:table-cell>
          <table:table-cell table:style-name="ce7" table:formula="of:=[Progettazione.J31]+[Codifica.H38]+[Validazione.H36]" office:value-type="float" office:value="38" calcext:value-type="float">
            <text:p>38</text:p>
          </table:table-cell>
          <table:table-cell table:style-name="ce7" table:formula="of:=[Progettazione.K31]+[Codifica.I38]+[Validazione.I36]" office:value-type="float" office:value="40" calcext:value-type="float">
            <text:p>40</text:p>
          </table:table-cell>
          <table:table-cell table:style-name="ce7" table:formula="of:=[Progettazione.L31]+[Codifica.J38]+[Validazione.J36]" office:value-type="float" office:value="24" calcext:value-type="float">
            <text:p>24</text:p>
          </table:table-cell>
          <table:table-cell table:style-name="ce7" table:formula="of:=[Progettazione.M31]+[Codifica.K38]+[Validazione.K36]" office:value-type="float" office:value="34" calcext:value-type="float">
            <text:p>34</text:p>
          </table:table-cell>
          <table:table-cell table:style-name="ce7" table:formula="of:=[Progettazione.N31]+[Codifica.L38]+[Validazione.L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style-name="ce11" table:formula="of:=SUM([.B24:.G24])" office:value-type="float" office:value="210" calcext:value-type="float">
            <text:p>210</text:p>
          </table:table-cell>
          <table:table-cell table:style-name="ce11" table:formula="of:=['Tabella costi'.B8]*[.J24]" office:value-type="float" office:value="4620" calcext:value-type="float">
            <text:p>4620</text:p>
          </table:table-cell>
        </table:table-row>
        <table:table-row table:style-name="ro2">
          <table:table-cell table:style-name="ce7" office:value-type="string" calcext:value-type="string">
            <text:p>Programmatore</text:p>
          </table:table-cell>
          <table:table-cell table:style-name="ce7" table:formula="of:=[Progettazione.I32]+[Codifica.G39]+[Validazione.G37]" office:value-type="float" office:value="24" calcext:value-type="float">
            <text:p>24</text:p>
          </table:table-cell>
          <table:table-cell table:style-name="ce7" table:formula="of:=[Progettazione.J32]+[Codifica.H39]+[Validazione.H37]" office:value-type="float" office:value="26" calcext:value-type="float">
            <text:p>26</text:p>
          </table:table-cell>
          <table:table-cell table:style-name="ce7" table:formula="of:=[Progettazione.K32]+[Codifica.I39]+[Validazione.I37]" office:value-type="float" office:value="26" calcext:value-type="float">
            <text:p>26</text:p>
          </table:table-cell>
          <table:table-cell table:style-name="ce7" table:formula="of:=[Progettazione.L32]+[Codifica.J39]+[Validazione.J37]" office:value-type="float" office:value="29" calcext:value-type="float">
            <text:p>29</text:p>
          </table:table-cell>
          <table:table-cell table:style-name="ce7" table:formula="of:=[Progettazione.M32]+[Codifica.K39]+[Validazione.K37]" office:value-type="float" office:value="27" calcext:value-type="float">
            <text:p>27</text:p>
          </table:table-cell>
          <table:table-cell table:style-name="ce7" table:formula="of:=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7" table:formula="of:=SUM([.B25:.G25])" office:value-type="float" office:value="161" calcext:value-type="float">
            <text:p>161</text:p>
          </table:table-cell>
          <table:table-cell table:style-name="ce10" table:formula="of:=['Tabella costi'.B9]*[.J25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1" table:formula="of:=SUM([.B23:.G23])" office:value-type="float" office:value="170" calcext:value-type="float">
            <text:p>170</text:p>
          </table:table-cell>
          <table:table-cell table:style-name="ce11" table:formula="of:=['Tabella costi'.B10]*[.J26]" office:value-type="float" office:value="2550" calcext:value-type="float">
            <text:p>255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7" table:formula="of:=SUM([.J21:.J26])" office:value-type="float" office:value="604" calcext:value-type="float">
            <text:p>604</text:p>
          </table:table-cell>
          <table:table-cell table:style-name="ce7" table:formula="of:=SUM([.K21:.K26])" office:value-type="float" office:value="11255" calcext:value-type="float">
            <text:p>11255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1675" calcext:value-type="float">
            <text:p>11675</text:p>
          </table:table-cell>
        </table:table-row>
      </table:table>
      <table:table table:name="Foglio7" table:style-name="ta1"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Nella tabella seguente sono riportate le differenze tra le ore di lavoro previste per ogni componente con quelle realmente impiegate.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\begin{table}[H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\centering</text:p>
          </table:table-cell>
        </table:table-row>
        <table:table-row table:style-name="ro2">
          <table:table-cell/>
          <table:table-cell office:value-type="string" calcext:value-type="string">
            <text:p><text:s text:c="2"/>\begin{tabular}{l*{7}{c}r}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 text:c="3"/>\toprule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Nominativo &amp; Re &amp; Am &amp; An &amp; Pt &amp; Ve &amp; Pr &amp; Ore totali 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midru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BM <text:s/>&amp; <text:s/>&amp; 10(0) &amp; <text:s/>&amp; <text:s/>&amp; 6(+3)&amp; <text:s/>&amp; 16(+3) <text:s text:c="2"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FM <text:s/>&amp; <text:s/>&amp; <text:s/>&amp; 6(-1) &amp; 22(+1) <text:s/>&amp; <text:s/>13(+1) &amp; <text:s/>&amp; <text:s/>28(0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GP <text:s/>&amp; <text:s/>&amp; <text:s/>&amp; <text:s/>&amp; 8(0) <text:s/>&amp; <text:s/>14(-4) &amp; <text:s/>&amp; <text:s/>22(-4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PM <text:s/>&amp; 9(0) <text:s/>&amp; <text:s/>&amp; &amp; 12(+2) &amp; <text:s/>7(+1)&amp; <text:s/>&amp; <text:s/>28(+3) <text:s/>\\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TP <text:s/>&amp; &amp; <text:s/>&amp; <text:s/>&amp; 24(-4) <text:s/>&amp; <text:s/>2(0) &amp; &amp; <text:s/>26(-4) <text:s/>\\ </text:p>
          </table:table-cell>
        </table:table-row>
        <table:table-row table:style-name="ro2">
          <table:table-cell office:value-type="string" calcext:value-type="string">
            <text:p><text:s text:c="11"/>\VG <text:s/>&amp; 5(-1) &amp; <text:s/>&amp; <text:s/>&amp; <text:s/>&amp; <text:s/>16(-4) &amp; <text:s/>&amp; <text:s/>21(+3) \\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\bottomrule</text:p>
          </table:table-cell>
        </table:table-row>
        <table:table-row table:style-name="ro2">
          <table:table-cell/>
          <table:table-cell office:value-type="string" calcext:value-type="string">
            <text:p><text:s/>\end{tabular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label{tab:consuntivoComponentiProgettazione}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caption{Differenza preventivo-consuntivo per ruolo, fase di Progettazione}</text:p>
          </table:table-cell>
        </table:table-row>
        <table:table-row table:style-name="ro2">
          <table:table-cell/>
          <table:table-cell office:value-type="string" calcext:value-type="string">
            <text:p>\end{table}</text:p>
          </table:table-cell>
          <table:table-cell/>
        </table:table-row>
        <table:table-row table:style-name="ro2" table:number-rows-repeated="5">
          <table:table-cell table:number-columns-repeated="3"/>
        </table:table-row>
        <table:table-row table:style-name="ro2">
          <table:table-cell/>
          <table:table-cell office:value-type="string" calcext:value-type="string">
            <text:p>\begin{table}[H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\centering</text:p>
          </table:table-cell>
        </table:table-row>
        <table:table-row table:style-name="ro2">
          <table:table-cell/>
          <table:table-cell office:value-type="string" calcext:value-type="string">
            <text:p><text:s text:c="2"/>\begin{tabular}{l*{7}{c}r}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 text:c="3"/>\toprule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Nominativo &amp; Re &amp; Am &amp; An &amp; Pt &amp; Ve &amp; Pr &amp; Ore totali 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midru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BM <text:s/>&amp; 10(0) &amp; 1(0) &amp; 8(-1) &amp; <text:s/>&amp; 7(-1) &amp; <text:s/>&amp; 26(-2) <text:s text:c="2"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FM <text:s/>&amp; 3(+1) &amp; <text:s/>&amp; 16(+2) &amp; <text:s/>&amp; <text:s/>13(+1) &amp; <text:s/>&amp; <text:s/>32(+4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GP <text:s/>&amp; 5(-2) &amp; <text:s/>&amp; 15(+2) &amp; <text:s/>&amp; <text:s/>2(+1) &amp; <text:s/>&amp; <text:s/>22(+1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PM <text:s/>&amp; 7(0) <text:s/>&amp; 11(-1) &amp; 8(-1) &amp; <text:s/>&amp; <text:s/>1(+2)&amp; <text:s/>&amp; <text:s/>23(0) <text:s/>\\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TP <text:s/>&amp; 18(-1)&amp; 2(0) &amp; 15(+2) &amp; <text:s/>&amp; <text:s/>7(+2) &amp; &amp; <text:s/>37(+1) <text:s/>\\ </text:p>
          </table:table-cell>
        </table:table-row>
        <table:table-row table:style-name="ro2">
          <table:table-cell office:value-type="string" calcext:value-type="string">
            <text:p><text:s text:c="11"/>\VG <text:s/>&amp; 12(0) &amp; 2(0) &amp; 14(-1) &amp; <text:s/>&amp; <text:s/>7(-2) &amp; <text:s/>&amp; <text:s/>35(-3) \\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\bottomrule</text:p>
          </table:table-cell>
        </table:table-row>
        <table:table-row table:style-name="ro2">
          <table:table-cell/>
          <table:table-cell office:value-type="string" calcext:value-type="string">
            <text:p><text:s/>\end{tabular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label{tab:consuntivoComponentiAnalisi}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caption{Differenza preventivo-consuntivo per ruolo, fase di Analisi}</text:p>
          </table:table-cell>
        </table:table-row>
        <table:table-row table:style-name="ro2">
          <table:table-cell/>
          <table:table-cell office:value-type="string" calcext:value-type="string">
            <text:p>\end{table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3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it" number:country="IT">
      <loext:fill-character> </loext:fill-character>
      <number:text>- </number:text>
    </number:number-style>
    <number:text-style style:name="N10123" number:language="it" number:country="IT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it" number:country="IT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09:58:22.85173538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5-24T09:37:47.992526807</meta:creation-date>
    <dc:date>2015-06-07T12:38:15.511644817</dc:date>
    <meta:editing-duration>PT8H47M19S</meta:editing-duration>
    <meta:editing-cycles>14</meta:editing-cycles>
    <meta:generator>LibreOffice/4.2.8.2$Linux_X86_64 LibreOffice_project/420m0$Build-2</meta:generator>
    <dc:creator>Petrucci </dc:creator>
    <meta:document-statistic meta:table-count="7" meta:cell-count="1443" meta:object-count="0"/>
  </office:meta>
</office:document-meta>
</file>